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.132cm" style:contextual-spacing="false" fo:text-indent="0cm" style:auto-text-indent="false"/>
    </style:style>
    <style:style style:name="P2" style:family="paragraph" style:parent-style-name="Text_20_body" style:list-style-name="L1">
      <loext:graphic-properties draw:fill="solid" draw:fill-color="#ffffff" draw:opacity="100%"/>
      <style:paragraph-properties fo:margin-left="0.397cm" fo:margin-right="0cm" fo:margin-top="0cm" fo:margin-bottom="0cm" style:contextual-spacing="false" fo:text-indent="0cm" style:auto-text-indent="false" fo:background-color="#ffffff"/>
    </style:style>
    <style:style style:name="P3" style:family="paragraph" style:parent-style-name="Text_20_body" style:list-style-name="L2">
      <loext:graphic-properties draw:fill="solid" draw:fill-color="#ffffff" draw:opacity="100%"/>
      <style:paragraph-properties fo:margin-left="0.397cm" fo:margin-right="0cm" fo:margin-top="0cm" fo:margin-bottom="0cm" style:contextual-spacing="false" fo:text-indent="0cm" style:auto-text-indent="false" fo:background-color="#ffffff"/>
    </style:style>
    <style:style style:name="P4" style:family="paragraph" style:parent-style-name="Text_20_body" style:list-style-name="L3">
      <loext:graphic-properties draw:fill="solid" draw:fill-color="#ffffff" draw:opacity="100%"/>
      <style:paragraph-properties fo:margin-left="0.397cm" fo:margin-right="0cm" fo:margin-top="0cm" fo:margin-bottom="0cm" style:contextual-spacing="false" fo:text-indent="0cm" style:auto-text-indent="false" fo:background-color="#ffffff"/>
    </style:style>
    <style:style style:name="P5" style:family="paragraph" style:parent-style-name="Text_20_body" style:list-style-name="L4">
      <loext:graphic-properties draw:fill="solid" draw:fill-color="#ffffff" draw:opacity="100%"/>
      <style:paragraph-properties fo:margin-left="0.397cm" fo:margin-right="0cm" fo:margin-top="0cm" fo:margin-bottom="0cm" style:contextual-spacing="false" fo:text-indent="0cm" style:auto-text-indent="false" fo:background-color="#ffffff"/>
    </style:style>
    <text:list-style style:name="L1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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ódulo 1. Criptografía</text:p>
      <text:list text:style-name="L1">
        <text:list-item>
          <text:p text:style-name="P2">Certificados e infraestructuras de clave pública</text:p>
        </text:list-item>
        <text:list-item>
          <text:p text:style-name="P2">Certificados para encriptación, registro y autenticación</text:p>
        </text:list-item>
        <text:list-item>
          <text:p text:style-name="P2">Sistemas de encriptado de ficheros</text:p>
        </text:list-item>
        <text:list-item>
          <text:p text:style-name="P2">DNS y Criptografía</text:p>
        </text:list-item>
      </text:list>
      <text:p text:style-name="P1">Módulo 2. Seguridad del Host</text:p>
      <text:list text:style-name="L2">
        <text:list-item>
          <text:p text:style-name="P3">Securización del Host</text:p>
        </text:list-item>
        <text:list-item>
          <text:p text:style-name="P3">Detección de intrusos en el Host</text:p>
        </text:list-item>
        <text:list-item>
          <text:p text:style-name="P3">Gestión y autenticación de usuarios</text:p>
        </text:list-item>
        <text:list-item>
          <text:p text:style-name="P3">Instalación de FreeIPA e integración con Samba</text:p>
        </text:list-item>
      </text:list>
      <text:p text:style-name="P1">Módulo 3. Control de acceso</text:p>
      <text:list text:style-name="L3">
        <text:list-item>
          <text:p text:style-name="P4">Control de acceso discrecional</text:p>
        </text:list-item>
        <text:list-item>
          <text:p text:style-name="P4">Control de acceso obligatorio</text:p>
        </text:list-item>
        <text:list-item>
          <text:p text:style-name="P4">Sistemas de archivos de red</text:p>
        </text:list-item>
      </text:list>
      <text:p text:style-name="P1">Módulo 4. Seguridad de la red</text:p>
      <text:list text:style-name="L4">
        <text:list-item>
          <text:p text:style-name="P5">Securización de la red</text:p>
        </text:list-item>
        <text:list-item>
          <text:p text:style-name="P5">Detección de intrusos en la red</text:p>
        </text:list-item>
        <text:list-item>
          <text:p text:style-name="P5">Filtrado de paquetes</text:p>
        </text:list-item>
        <text:list-item>
          <text:p text:style-name="P5">Virtual Private Networks (VPN)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19:50:01.637437025</meta:creation-date>
    <dc:date>2023-11-21T19:51:10.086754064</dc:date>
    <meta:editing-duration>PT1M8S</meta:editing-duration>
    <meta:editing-cycles>1</meta:editing-cycles>
    <meta:document-statistic meta:table-count="0" meta:image-count="0" meta:object-count="0" meta:page-count="1" meta:paragraph-count="19" meta:word-count="105" meta:character-count="600" meta:non-whitespace-character-count="529"/>
    <meta:generator>LibreOffice/7.6.2.1$Linux_X86_64 LibreOffice_project/56f7684011345957bbf33a7ee678afaf4d2ba333</meta:generator>
  </office:meta>
</office:document-meta>
</file>